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körper_20_Einrückung_20_Organon">
      <style:text-properties officeooo:rsid="000cef91" officeooo:paragraph-rsid="000cef91"/>
    </style:style>
    <style:style style:name="T1" style:family="text">
      <style:text-properties officeooo:rsid="000cef91"/>
    </style:style>
    <style:style style:name="T2" style:family="text">
      <style:text-properties fo:color="#ff333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4">
        <text:h text:style-name="Heading_20_4" text:outline-level="4">Shortcut<text:span text:style-name="T1">s</text:span></text:h>
        <text:p text:style-name="P1">Folgende Shortcuts können <text:span text:style-name="T2">nur im Projekttab</text:span> ('ORGANON') verwendet werden:</text:p>
        <text:p text:style-name="P1">Strg + Alt + d<text:tab/><text:tab/>teile Text</text:p>
        <text:p text:style-name="P1">Strg + Alt + n<text:tab/><text:tab/>erzeuge neue Datei</text:p>
        <text:p text:style-name="P1">Strg + Alt + m<text:tab/><text:tab/>erzeuge neuen Ordner</text:p>
        <text:p text:style-name="P1"/>
        <text:p text:style-name="P1">Alle anderen Shortcuts können <text:span text:style-name="T2">in jedem Tab</text:span> verwendet werden</text:p>
        <text:p text:style-name="P1">Strg + Alt + x<text:tab/><text:tab/>in Papierkorb einfügen</text:p>
        <text:p text:style-name="P1">Strg + Alt + y<text:tab/><text:tab/>leere Papierkorb</text:p>
        <text:p text:style-name="P1">Strg + Alt + s<text:tab/><text:tab/>Formatierung der zuletzt bearbeiteten Datei speichern</text:p>
        <text:p text:style-name="P1">Strg + Alt + t<text:tab/><text:tab/>starte neuen Tab</text:p>
        <text:p text:style-name="P1">Strg + Alt + w<text:tab/><text:tab/>schließe aktuellen Tab</text:p>
        <text:p text:style-name="P1">Strg + Alt + r<text:tab/><text:tab/>erzeuge Backup</text:p>
        <text:p text:style-name="P1">Strg + Alt + o<text:tab/><text:tab/>öffne Organizer</text:p>
        <text:p text:style-name="P1"/>
        <text:p text:style-name="P1">Strg + Alt + j<text:tab/><text:tab/>Sichtbarkeit farbige Icons</text:p>
        <text:p text:style-name="P1">Strg + Alt + k<text:tab/><text:tab/>Sichtbarkeit Benutzer Icons</text:p>
        <text:p text:style-name="P1">Strg + Alt + l<text:tab/><text:tab/>Sichtbarkeit wissenschaftliche Zählung</text:p>
        <text:p text:style-name="P1"/>
        <text:p text:style-name="P1">Strg + Alt + Pfeil hoch<text:tab/>Baumansicht nächst höherer Eintrag</text:p>
        <text:p text:style-name="P1">Strg + Alt + Pfeil runter<text:tab/>Baumansicht nächst tieferer Eintrag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20:31:07.346000000</dc:date>
    <meta:editing-duration>P0D</meta:editing-duration>
    <meta:editing-cycles>1</meta:editing-cycles>
    <meta:document-statistic meta:table-count="0" meta:image-count="0" meta:object-count="0" meta:page-count="1" meta:paragraph-count="18" meta:word-count="142" meta:character-count="765" meta:non-whitespace-character-count="628"/>
    <meta:generator>LibreOffice/4.4.5.2$Windows_x86 LibreOffice_project/a22f674fd25a3b6f45bdebf25400ed2adff0ff99</meta:generator>
  </office:meta>
</office:document-meta>
</file>